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729fcf"/>
    </style:style>
    <style:style style:name="P2" style:family="paragraph" style:parent-style-name="Text_20_body">
      <style:paragraph-properties fo:text-align="center" style:justify-single-word="false"/>
      <style:text-properties fo:color="#666666" fo:font-style="italic" officeooo:rsid="00001966" officeooo:paragraph-rsid="00001966" style:font-style-asian="italic" style:font-style-complex="italic"/>
    </style:style>
    <style:style style:name="P3" style:family="paragraph" style:parent-style-name="Text_20_body">
      <style:paragraph-properties fo:text-align="justify" style:justify-single-word="false"/>
      <style:text-properties officeooo:paragraph-rsid="00077f18"/>
    </style:style>
    <style:style style:name="P4" style:family="paragraph" style:parent-style-name="Text_20_body">
      <style:paragraph-properties fo:text-align="justify" style:justify-single-word="false"/>
      <style:text-properties officeooo:paragraph-rsid="000d16cd"/>
    </style:style>
    <style:style style:name="P5" style:family="paragraph" style:parent-style-name="Text_20_body">
      <style:text-properties fo:color="#5983b0" fo:font-weight="normal" style:font-weight-asian="normal" style:font-weight-complex="normal"/>
    </style:style>
    <style:style style:name="P6" style:family="paragraph" style:parent-style-name="Title">
      <style:text-properties fo:color="#729fcf"/>
    </style:style>
    <style:style style:name="P7" style:family="paragraph" style:parent-style-name="Text_20_body">
      <style:paragraph-properties fo:text-align="justify" style:justify-single-word="false"/>
      <style:text-properties officeooo:paragraph-rsid="0008c300"/>
    </style:style>
    <style:style style:name="P8" style:family="paragraph" style:parent-style-name="Heading_20_1">
      <style:paragraph-properties fo:break-before="page"/>
      <style:text-properties officeooo:rsid="00001966" officeooo:paragraph-rsid="00001966"/>
    </style:style>
    <style:style style:name="P9" style:family="paragraph" style:parent-style-name="Heading_20_3">
      <style:text-properties fo:color="#5983b0" fo:font-weight="normal" style:font-weight-asian="normal" style:font-weight-complex="normal"/>
    </style:style>
    <style:style style:name="P10" style:family="paragraph" style:parent-style-name="Heading_20_3">
      <style:text-properties fo:color="#5983b0" fo:font-weight="normal" officeooo:paragraph-rsid="0008c300" style:font-weight-asian="normal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7f18" style:font-weight-asian="normal" style:font-weight-complex="normal"/>
    </style:style>
    <style:style style:name="T3" style:family="text">
      <style:text-properties fo:color="#000000" fo:font-weight="normal" officeooo:rsid="000b2214" style:font-weight-asian="normal" style:font-weight-complex="normal"/>
    </style:style>
    <style:style style:name="T4" style:family="text">
      <style:text-properties fo:color="#000000" fo:font-weight="normal" officeooo:rsid="000d16cd" style:font-weight-asian="normal" style:font-weight-complex="normal"/>
    </style:style>
    <style:style style:name="T5" style:family="text">
      <style:text-properties fo:color="#000000" fo:font-weight="normal" officeooo:rsid="000f9c44" style:font-weight-asian="normal" style:font-weight-complex="normal"/>
    </style:style>
    <style:style style:name="T6" style:family="text">
      <style:text-properties fo:color="#000000" fo:font-weight="normal" officeooo:rsid="00123e9f" style:font-weight-asian="normal" style:font-weight-complex="normal"/>
    </style:style>
    <style:style style:name="T7" style:family="text">
      <style:text-properties fo:color="#000000" fo:font-size="12pt" fo:font-weight="normal" officeooo:rsid="000e7d5a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0f9c44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09b19" style:font-size-asian="12pt" style:font-weight-asian="normal" style:font-size-complex="12pt" style:font-weight-complex="normal"/>
    </style:style>
    <style:style style:name="T10" style:family="text">
      <style:text-properties officeooo:rsid="00026b7f"/>
    </style:style>
    <style:style style:name="T11" style:family="text">
      <style:text-properties fo:color="#729fcf"/>
    </style:style>
    <style:style style:name="T12" style:family="text">
      <style:text-properties fo:color="#729fcf" style:font-name="Liberation Sans" fo:font-size="28pt" fo:font-weight="bold" officeooo:rsid="000e2b21" style:font-name-asian="Noto Sans CJK SC" style:font-size-asian="28pt" style:font-weight-asian="bold" style:font-name-complex="Lohit Devanagari" style:font-size-complex="28pt" style:font-weight-complex="bold"/>
    </style:style>
    <style:style style:name="T13" style:family="text">
      <style:text-properties fo:color="#729fcf" officeooo:rsid="000e2b21"/>
    </style:style>
    <style:style style:name="T14" style:family="text">
      <style:text-properties officeooo:rsid="0008c300"/>
    </style:style>
    <style:style style:name="T15" style:family="text">
      <style:text-properties officeooo:rsid="00109b19"/>
    </style:style>
    <style:style style:name="T16" style:family="text">
      <style:text-properties officeooo:rsid="00123e9f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Title"><text:span text:style-name="T11">PA</text:span><text:span text:style-name="T13">5</text:span><text:span text:style-name="T11">: </text:span><text:span text:style-name="T12">High Concurrency without many Thread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ndon DeAlmeida</text:p>
      <text:p text:style-name="P2">CSCE 313-508</text:p>
      <text:p text:style-name="P2">Instructor: Tanzir Ahmed</text:p>
      <text:p text:style-name="P2">TA: Feras Khemakhem</text:p>
      <text:h text:style-name="P8" text:outline-level="1">Data:</text:h>
      <text:h text:style-name="P9" text:outline-level="3"><text:span text:style-name="T10">D</text:span>ata Requests:</text:h>
      <text:p text:style-name="P5"/>
      <text:p text:style-name="P3"><draw:frame draw:style-name="fr4" draw:name="Object1" text:anchor-type="char" svg:x="0.9811in" svg:y="0in" svg:width="4.9283in" svg:height="2.7717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<text:tab/></text:span><text:span text:style-name="T5">As before, each data point above was the average run-time of that test case 5 times. </text:span><text:span text:style-name="T7">This implementation sees about the same time as my PA4 with only taking an average of ~</text:span><text:span text:style-name="T8">2.59</text:span><text:span text:style-name="T7">% off each test case, </text:span><text:span text:style-name="T8">however there is a decrease in time across the board</text:span><text:span text:style-name="T7">. </text:span><text:span text:style-name="T8">This means that we see about the same </text:span><text:span text:style-name="T9">logarithmic</text:span><text:span text:style-name="T8"> curve as before where increasing the number of worker channels benefits the run time </text:span><text:span text:style-name="T9">until about 350 worker channels.</text:span></text:p>
      <text:p text:style-name="Text_20_body"><draw:frame draw:style-name="fr3" draw:name="Object2" text:anchor-type="paragraph" svg:x="0.9874in" svg:y="-0.0382in" svg:width="4.922in" svg:height="2.7689in" draw:z-index="1"><draw:object xlink:href="./Object 2" xlink:type="simple" xlink:show="embed" xlink:actuate="onLoad"/><draw:image xlink:href="./ObjectReplacements/Object 2" xlink:type="simple" xlink:show="embed" xlink:actuate="onLoad"/></draw:frame><text:tab/>A <text:span text:style-name="T15">relatively linear</text:span> curve was found while increasing <text:span text:style-name="T15">the</text:span> request buffer size, the only large deviation can be seen <text:span text:style-name="T15">after jumping up from</text:span> a very little size (&lt;25 requests). This shows that the number of worker threads tend to be the larger factor in the operation time of copying these data points. <text:span text:style-name="T14">A likely reason for this trend is that since the bounded request buffer is constantly being emptied and filled by both the worker </text:span><text:span text:style-name="T15">thread </text:span><text:span text:style-name="T14">and patient threads </text:span><text:span text:style-name="T15">(assuming that w &lt;= p*n)</text:span><text:span text:style-name="T14"> it likely doesn’t generally stay full for long enough to slow down performance.</text:span></text:p>
      <text:h text:style-name="P10" text:outline-level="3"><text:soft-page-break/>File Requests:</text:h>
      <text:p text:style-name="P7"><draw:frame draw:style-name="fr2" draw:name="Object3" text:anchor-type="char" svg:width="4.8075in" svg:height="2.7047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<text:tab/></text:span><text:span text:style-name="T6">While the general shape of this curve carried over from PA4 to PA5, I actually saw about a 2.97% increase in the amount of time it took to copy a file using a single worker thread. Here we can see a good increase in performance by increasing the window size until about 3000bits.</text:span></text:p>
      <text:p text:style-name="P4"><draw:frame draw:style-name="fr1" draw:name="Object4" text:anchor-type="char" svg:width="4.8075in" svg:height="2.7047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3"><text:tab/></text:span><text:span text:style-name="T6">As before, h</text:span><text:span text:style-name="T4">ere we see a relatively flat trend for the worker </text:span><text:span text:style-name="T6">channels</text:span><text:span text:style-name="T4"> until about </text:span><text:span text:style-name="T6">100</text:span><text:span text:style-name="T4"> when the </text:span><text:span text:style-name="T6">run time starts to increase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3:36:58.714374560</meta:creation-date>
    <dc:date>2020-11-08T23:46:28.637157094</dc:date>
    <meta:editing-duration>PT14M32S</meta:editing-duration>
    <meta:editing-cycles>4</meta:editing-cycles>
    <meta:generator>LibreOffice/6.4.5.2$Linux_X86_64 LibreOffice_project/40$Build-2</meta:generator>
    <meta:document-statistic meta:table-count="0" meta:image-count="0" meta:object-count="4" meta:page-count="3" meta:paragraph-count="12" meta:word-count="269" meta:character-count="1532" meta:non-whitespace-character-count="127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18cm" svg:height="7.039cm" xlink:href="." xlink:type="simple" chart:class="chart:line" chart:style-name="ch1">
        <chart:title svg:x="2.498cm" svg:y="0.276cm" chart:style-name="ch2">
          <text:p>Operation Time vs. Worker Channels</text:p>
        </chart:title>
        <chart:subtitle svg:x="4.138cm" svg:y="1.195cm" chart:style-name="ch3">
          <text:p>n = 15k, p = 15, b = 100</text:p>
        </chart:subtitle>
        <chart:plot-area chart:style-name="ch4" chart:data-source-has-labels="both" svg:x="1.261cm" svg:y="2.018cm" svg:width="11.007cm" svg:height="3.9cm">
          <chartooo:coordinate-region svg:x="1.882cm" svg:y="2.217cm" svg:width="10.107cm" svg:height="3.054cm"/>
          <chart:axis chart:dimension="x" chart:name="primary-x" chart:style-name="ch5" chartooo:axis-type="auto">
            <chartooo:date-scale/>
            <chart:title svg:x="5.318cm" svg:y="6.058cm" chart:style-name="ch6">
              <text:p># Worker Channel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361cm" chart:style-name="ch8">
              <text:p>Operation Time (s)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25</text:p>
              </table:table-cell>
              <table:table-cell office:value-type="float" office:value="24.145971">
                <text:p>24.1459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21511">
                <text:p>11.8215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3372">
                <text:p>5.83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72749">
                <text:p>3.8727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26768">
                <text:p>2.9267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367642">
                <text:p>2.367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062445">
                <text:p>2.0624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980427">
                <text:p>1.9804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067004">
                <text:p>2.0670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006967">
                <text:p>2.0069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086027">
                <text:p>2.086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02cm" svg:height="7.032cm" xlink:href="." xlink:type="simple" chart:class="chart:line" chart:style-name="ch1">
        <chart:title svg:x="2.715cm" svg:y="0.276cm" chart:style-name="ch2">
          <text:p>Operation Time vs. ReqBuffer Size</text:p>
        </chart:title>
        <chart:subtitle svg:x="4.091cm" svg:y="1.195cm" chart:style-name="ch3">
          <text:p>n = 15k, p = 15, w = 300</text:p>
        </chart:subtitle>
        <chart:plot-area chart:style-name="ch4" chart:data-source-has-labels="both" svg:x="0.554cm" svg:y="0.655cm" svg:width="11.75cm" svg:height="5.909cm">
          <chartooo:coordinate-region svg:x="1.466cm" svg:y="0.854cm" svg:width="10.558cm" svg:height="5.063cm"/>
          <chart:axis chart:dimension="x" chart:name="primary-x" chart:style-name="ch5" chartooo:axis-type="auto">
            <chartooo:date-scale/>
            <chart:title svg:x="4.917cm" svg:y="6.472cm" chart:style-name="ch6">
              <text:p>ReqBuffer size (bits)</text:p>
            </chart:title>
            <chart:categories table:cell-range-address="local-table.$A$2:.$A$9"/>
          </chart:axis>
          <chart:axis chart:dimension="y" chart:name="primary-y" chart:style-name="ch7">
            <chart:title svg:x="0cm" svg:y="5.002cm" chart:style-name="ch8">
              <text:p>Operation Time (s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12627">
                <text:p>2.112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60769">
                <text:p>2.0607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68361">
                <text:p>2.0683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61404">
                <text:p>2.0614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45116">
                <text:p>2.045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48203">
                <text:p>2.0482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41424">
                <text:p>2.0414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038688">
                <text:p>2.038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11cm" svg:height="6.87cm" xlink:href="." xlink:type="simple" chart:class="chart:line" chart:style-name="ch1">
        <chart:title svg:x="3.23cm" svg:y="0.273cm" chart:style-name="ch2">
          <text:p>Copy Time vs. Window Size</text:p>
        </chart:title>
        <chart:subtitle svg:x="4.632cm" svg:y="1.189cm" chart:style-name="ch3">
          <text:p>For 1.csv, w = 1</text:p>
        </chart:subtitle>
        <chart:plot-area chart:style-name="ch4" chart:data-source-has-labels="both" svg:x="1.255cm" svg:y="2.009cm" svg:width="10.712cm" svg:height="3.743cm">
          <chartooo:coordinate-region svg:x="2.432cm" svg:y="2.208cm" svg:width="8.978cm" svg:height="2.897cm"/>
          <chart:axis chart:dimension="x" chart:name="primary-x" chart:style-name="ch5" chartooo:axis-type="auto">
            <chartooo:date-scale/>
            <chart:title svg:x="5.218cm" svg:y="5.889cm" chart:style-name="ch6">
              <text:p>Window Size (bits)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5.035cm" chart:style-name="ch8">
              <text:p>Copy Time (us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59</text:p>
              </table:table-cell>
              <table:table-cell office:value-type="float" office:value="131563">
                <text:p>131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480">
                <text:p>344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597">
                <text:p>165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331">
                <text:p>933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3355">
                <text:p>3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11cm" svg:height="6.87cm" xlink:href="." xlink:type="simple" chart:class="chart:line" chart:style-name="ch1">
        <chart:title svg:x="2.913cm" svg:y="0.273cm" chart:style-name="ch2">
          <text:p>Copy Time vs. Worker Threads</text:p>
        </chart:title>
        <chart:subtitle svg:x="4.302cm" svg:y="1.189cm" chart:style-name="ch3">
          <text:p>For 1.csv, m = 1000</text:p>
        </chart:subtitle>
        <chart:plot-area chart:style-name="ch4" chart:data-source-has-labels="both" svg:x="1.255cm" svg:y="2.009cm" svg:width="10.712cm" svg:height="3.743cm">
          <chartooo:coordinate-region svg:x="2.432cm" svg:y="2.208cm" svg:width="9.163cm" svg:height="2.897cm"/>
          <chart:axis chart:dimension="x" chart:name="primary-x" chart:style-name="ch5" chartooo:axis-type="auto">
            <chartooo:date-scale/>
            <chart:title svg:x="5.271cm" svg:y="5.889cm" chart:style-name="ch6">
              <text:p># Worker Thread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035cm" chart:style-name="ch8">
              <text:p>Copy Time (u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18">
                <text:p>17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59">
                <text:p>107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61">
                <text:p>154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26">
                <text:p>13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50">
                <text:p>131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235">
                <text:p>202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5755">
                <text:p>457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0779">
                <text:p>307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8973">
                <text:p>4897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58196">
                <text:p>58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